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Segundo Método</text:p>
          </table:table-cell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49" calcext:value-type="float">
            <text:p>99,49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36" calcext:value-type="float">
            <text:p>98,36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68" calcext:value-type="float">
            <text:p>98,6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59" calcext:value-type="float">
            <text:p>98,59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2" calcext:value-type="float">
            <text:p>99,72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2" calcext:value-type="float">
            <text:p>99,72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8" calcext:value-type="float">
            <text:p>99,68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3" calcext:value-type="float">
            <text:p>99,63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38" calcext:value-type="float">
            <text:p>98,3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1" calcext:value-type="float">
            <text:p>99,61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/>
          <table:table-cell table:formula="of:=AVERAGE([.B2:.B11])" office:value-type="float" office:value="99.186" calcext:value-type="float">
            <text:p>99,186</text:p>
          </table:table-cell>
          <table:table-cell table:formula="of:=AVERAGE([.C2:.C11])" office:value-type="float" office:value="4787.9" calcext:value-type="float">
            <text:p>4787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3:16:28.774599659</meta:creation-date>
    <dc:date>2017-12-12T03:27:25.413126433</dc:date>
    <meta:editing-duration>PT35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